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0.2091in"/>
    </style:style>
    <style:style style:name="co3" style:family="table-column">
      <style:table-column-properties fo:break-before="auto" style:column-width="1.2319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2193in"/>
    </style:style>
    <style:style style:name="co6" style:family="table-column">
      <style:table-column-properties fo:break-before="auto" style:column-width="0.198in"/>
    </style:style>
    <style:style style:name="co7" style:family="table-column">
      <style:table-column-properties fo:break-before="auto" style:column-width="0.2957in"/>
    </style:style>
    <style:style style:name="co8" style:family="table-column">
      <style:table-column-properties fo:break-before="auto" style:column-width="0.5457in"/>
    </style:style>
    <style:style style:name="co9" style:family="table-column">
      <style:table-column-properties fo:break-before="auto" style:column-width="0.742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4.0551in" svg:height="7.9331in" svg:x="4.8354in" svg:y="0.0394in">
            <draw:object draw:notify-on-update-of-ranges="Sheet1.D1:Sheet1.D1 Sheet1.D2:Sheet1.D4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tt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diff</text:p>
          </table:table-cell>
          <table:table-cell office:value-type="string">
            <text:p>qcount</text:p>
          </table:table-cell>
          <table:table-cell office:value-type="string">
            <text:p>qcumsum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9">
            <text:p>9</text:p>
          </table:table-cell>
          <table:table-cell office:value-type="float" office:value="0.93930983543396">
            <text:p>0.9393098354</text:p>
          </table:table-cell>
          <table:table-cell office:value-type="float" office:value="0.117855">
            <text:p>0.117855</text:p>
          </table:table-cell>
          <table:table-cell table:number-columns-repeated="4" office:value-type="float" office:value="0">
            <text:p>0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25835">
            <text:p>25835</text:p>
          </table:table-cell>
          <table:table-cell office:value-type="float" office:value="9">
            <text:p>9</text:p>
          </table:table-cell>
          <table:table-cell office:value-type="float" office:value="14.5700919628143">
            <text:p>14.5700919628</text:p>
          </table:table-cell>
          <table:table-cell office:value-type="float" office:value="0.135322">
            <text:p>0.13532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1657">
            <text:p>11657</text:p>
          </table:table-cell>
        </table:table-row>
        <table:table-row table:style-name="ro1">
          <table:table-cell office:value-type="float" office:value="29333">
            <text:p>29333</text:p>
          </table:table-cell>
          <table:table-cell office:value-type="float" office:value="9">
            <text:p>9</text:p>
          </table:table-cell>
          <table:table-cell office:value-type="float" office:value="16.3686029911041">
            <text:p>16.3686029911</text:p>
          </table:table-cell>
          <table:table-cell office:value-type="float" office:value="0.184274">
            <text:p>0.18427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251">
            <text:p>13251</text:p>
          </table:table-cell>
        </table:table-row>
        <table:table-row table:style-name="ro1">
          <table:table-cell office:value-type="float" office:value="73282">
            <text:p>73282</text:p>
          </table:table-cell>
          <table:table-cell office:value-type="float" office:value="9">
            <text:p>9</text:p>
          </table:table-cell>
          <table:table-cell office:value-type="float" office:value="37.1760430335999">
            <text:p>37.1760430336</text:p>
          </table:table-cell>
          <table:table-cell office:value-type="float" office:value="0.06632">
            <text:p>0.06632</text:p>
          </table:table-cell>
          <table:table-cell table:number-columns-repeated="4" office:value-type="float" office:value="0">
            <text:p>0</text:p>
          </table:table-cell>
          <table:table-cell office:value-type="float" office:value="33014">
            <text:p>33014</text:p>
          </table:table-cell>
        </table:table-row>
        <table:table-row table:style-name="ro1">
          <table:table-cell office:value-type="float" office:value="74894">
            <text:p>74894</text:p>
          </table:table-cell>
          <table:table-cell office:value-type="float" office:value="9">
            <text:p>9</text:p>
          </table:table-cell>
          <table:table-cell office:value-type="float" office:value="37.9280388355255">
            <text:p>37.9280388355</text:p>
          </table:table-cell>
          <table:table-cell office:value-type="float" office:value="0.072799">
            <text:p>0.07279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3741">
            <text:p>33741</text:p>
          </table:table-cell>
        </table:table-row>
        <table:table-row table:style-name="ro1">
          <table:table-cell office:value-type="float" office:value="80399">
            <text:p>80399</text:p>
          </table:table-cell>
          <table:table-cell office:value-type="float" office:value="9">
            <text:p>9</text:p>
          </table:table-cell>
          <table:table-cell office:value-type="float" office:value="40.4740438461304">
            <text:p>40.4740438461</text:p>
          </table:table-cell>
          <table:table-cell office:value-type="float" office:value="0.217044">
            <text:p>0.21704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6144">
            <text:p>36144</text:p>
          </table:table-cell>
        </table:table-row>
        <table:table-row table:style-name="ro1">
          <table:table-cell office:value-type="float" office:value="113054">
            <text:p>113054</text:p>
          </table:table-cell>
          <table:table-cell office:value-type="float" office:value="9">
            <text:p>9</text:p>
          </table:table-cell>
          <table:table-cell office:value-type="float" office:value="55.8004639148712">
            <text:p>55.8004639149</text:p>
          </table:table-cell>
          <table:table-cell office:value-type="float" office:value="0.311924">
            <text:p>0.311924</text:p>
          </table:table-cell>
          <table:table-cell table:number-columns-repeated="4" office:value-type="float" office:value="0">
            <text:p>0</text:p>
          </table:table-cell>
          <table:table-cell office:value-type="float" office:value="50743">
            <text:p>50743</text:p>
          </table:table-cell>
        </table:table-row>
        <table:table-row table:style-name="ro1">
          <table:table-cell office:value-type="float" office:value="116784">
            <text:p>116784</text:p>
          </table:table-cell>
          <table:table-cell office:value-type="float" office:value="9">
            <text:p>9</text:p>
          </table:table-cell>
          <table:table-cell office:value-type="float" office:value="57.4731438159943">
            <text:p>57.473143816</text:p>
          </table:table-cell>
          <table:table-cell office:value-type="float" office:value="0.242246">
            <text:p>0.24224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2448">
            <text:p>52448</text:p>
          </table:table-cell>
        </table:table-row>
        <table:table-row table:style-name="ro1">
          <table:table-cell office:value-type="float" office:value="117562">
            <text:p>117562</text:p>
          </table:table-cell>
          <table:table-cell office:value-type="float" office:value="9">
            <text:p>9</text:p>
          </table:table-cell>
          <table:table-cell office:value-type="float" office:value="57.8377280235291">
            <text:p>57.8377280235</text:p>
          </table:table-cell>
          <table:table-cell office:value-type="float" office:value="0.2466">
            <text:p>0.2466</text:p>
          </table:table-cell>
          <table:table-cell table:number-columns-repeated="4" office:value-type="float" office:value="0">
            <text:p>0</text:p>
          </table:table-cell>
          <table:table-cell office:value-type="float" office:value="52808">
            <text:p>52808</text:p>
          </table:table-cell>
        </table:table-row>
        <table:table-row table:style-name="ro1">
          <table:table-cell office:value-type="float" office:value="118690">
            <text:p>118690</text:p>
          </table:table-cell>
          <table:table-cell office:value-type="float" office:value="9">
            <text:p>9</text:p>
          </table:table-cell>
          <table:table-cell office:value-type="float" office:value="58.3945369720459">
            <text:p>58.394536972</text:p>
          </table:table-cell>
          <table:table-cell office:value-type="float" office:value="0.259245">
            <text:p>0.25924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3308">
            <text:p>53308</text:p>
          </table:table-cell>
        </table:table-row>
        <table:table-row table:style-name="ro1">
          <table:table-cell office:value-type="float" office:value="147367">
            <text:p>147367</text:p>
          </table:table-cell>
          <table:table-cell office:value-type="float" office:value="9">
            <text:p>9</text:p>
          </table:table-cell>
          <table:table-cell office:value-type="float" office:value="71.7851669788361">
            <text:p>71.7851669788</text:p>
          </table:table-cell>
          <table:table-cell office:value-type="float" office:value="0.398803">
            <text:p>0.39880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6227">
            <text:p>66227</text:p>
          </table:table-cell>
        </table:table-row>
        <table:table-row table:style-name="ro1">
          <table:table-cell office:value-type="float" office:value="151503">
            <text:p>151503</text:p>
          </table:table-cell>
          <table:table-cell office:value-type="float" office:value="9">
            <text:p>9</text:p>
          </table:table-cell>
          <table:table-cell office:value-type="float" office:value="73.6823878288269">
            <text:p>73.6823878288</text:p>
          </table:table-cell>
          <table:table-cell office:value-type="float" office:value="0.309652">
            <text:p>0.309652</text:p>
          </table:table-cell>
          <table:table-cell table:number-columns-repeated="4" office:value-type="float" office:value="0">
            <text:p>0</text:p>
          </table:table-cell>
          <table:table-cell office:value-type="float" office:value="68119">
            <text:p>68119</text:p>
          </table:table-cell>
        </table:table-row>
        <table:table-row table:style-name="ro1">
          <table:table-cell office:value-type="float" office:value="154378">
            <text:p>154378</text:p>
          </table:table-cell>
          <table:table-cell office:value-type="float" office:value="9">
            <text:p>9</text:p>
          </table:table-cell>
          <table:table-cell office:value-type="float" office:value="75.0308740139008">
            <text:p>75.0308740139</text:p>
          </table:table-cell>
          <table:table-cell office:value-type="float" office:value="0.280078">
            <text:p>0.28007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9407">
            <text:p>69407</text:p>
          </table:table-cell>
        </table:table-row>
        <table:table-row table:style-name="ro1">
          <table:table-cell office:value-type="float" office:value="203874">
            <text:p>203874</text:p>
          </table:table-cell>
          <table:table-cell office:value-type="float" office:value="9">
            <text:p>9</text:p>
          </table:table-cell>
          <table:table-cell office:value-type="float" office:value="97.9887988567352">
            <text:p>97.9887988567</text:p>
          </table:table-cell>
          <table:table-cell office:value-type="float" office:value="0.080164">
            <text:p>0.080164</text:p>
          </table:table-cell>
          <table:table-cell table:number-columns-repeated="4" office:value-type="float" office:value="0">
            <text:p>0</text:p>
          </table:table-cell>
          <table:table-cell office:value-type="float" office:value="91697">
            <text:p>91697</text:p>
          </table:table-cell>
        </table:table-row>
        <table:table-row table:style-name="ro1">
          <table:table-cell office:value-type="float" office:value="225120">
            <text:p>225120</text:p>
          </table:table-cell>
          <table:table-cell office:value-type="float" office:value="9">
            <text:p>9</text:p>
          </table:table-cell>
          <table:table-cell office:value-type="float" office:value="107.743963003159">
            <text:p>107.7439630032</text:p>
          </table:table-cell>
          <table:table-cell office:value-type="float" office:value="0.087714">
            <text:p>0.08771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01229">
            <text:p>101229</text:p>
          </table:table-cell>
        </table:table-row>
        <table:table-row table:style-name="ro1">
          <table:table-cell office:value-type="float" office:value="238712">
            <text:p>238712</text:p>
          </table:table-cell>
          <table:table-cell office:value-type="float" office:value="9">
            <text:p>9</text:p>
          </table:table-cell>
          <table:table-cell office:value-type="float" office:value="114.244344949722">
            <text:p>114.2443449497</text:p>
          </table:table-cell>
          <table:table-cell office:value-type="float" office:value="0.087718">
            <text:p>0.08771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7374">
            <text:p>107374</text:p>
          </table:table-cell>
        </table:table-row>
        <table:table-row table:style-name="ro1">
          <table:table-cell office:value-type="float" office:value="309645">
            <text:p>309645</text:p>
          </table:table-cell>
          <table:table-cell office:value-type="float" office:value="9">
            <text:p>9</text:p>
          </table:table-cell>
          <table:table-cell office:value-type="float" office:value="149.838822841644">
            <text:p>149.8388228416</text:p>
          </table:table-cell>
          <table:table-cell office:value-type="float" office:value="0.103081">
            <text:p>0.10308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39157">
            <text:p>139157</text:p>
          </table:table-cell>
        </table:table-row>
        <table:table-row table:style-name="ro1">
          <table:table-cell office:value-type="float" office:value="378686">
            <text:p>378686</text:p>
          </table:table-cell>
          <table:table-cell office:value-type="float" office:value="9">
            <text:p>9</text:p>
          </table:table-cell>
          <table:table-cell office:value-type="float" office:value="183.577806949615">
            <text:p>183.5778069496</text:p>
          </table:table-cell>
          <table:table-cell office:value-type="float" office:value="0.111584">
            <text:p>0.111584</text:p>
          </table:table-cell>
          <table:table-cell table:number-columns-repeated="4" office:value-type="float" office:value="0">
            <text:p>0</text:p>
          </table:table-cell>
          <table:table-cell office:value-type="float" office:value="170297">
            <text:p>170297</text:p>
          </table:table-cell>
        </table:table-row>
        <table:table-row table:style-name="ro1">
          <table:table-cell office:value-type="float" office:value="554148">
            <text:p>554148</text:p>
          </table:table-cell>
          <table:table-cell office:value-type="float" office:value="9">
            <text:p>9</text:p>
          </table:table-cell>
          <table:table-cell office:value-type="float" office:value="273.104425907135">
            <text:p>273.1044259071</text:p>
          </table:table-cell>
          <table:table-cell office:value-type="float" office:value="0.138216">
            <text:p>0.13821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49002">
            <text:p>249002</text:p>
          </table:table-cell>
        </table:table-row>
        <table:table-row table:style-name="ro1">
          <table:table-cell office:value-type="float" office:value="585223">
            <text:p>585223</text:p>
          </table:table-cell>
          <table:table-cell office:value-type="float" office:value="9">
            <text:p>9</text:p>
          </table:table-cell>
          <table:table-cell office:value-type="float" office:value="288.655006885529">
            <text:p>288.6550068855</text:p>
          </table:table-cell>
          <table:table-cell office:value-type="float" office:value="0.132003">
            <text:p>0.13200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62968">
            <text:p>262968</text:p>
          </table:table-cell>
        </table:table-row>
        <table:table-row table:style-name="ro1">
          <table:table-cell office:value-type="float" office:value="593730">
            <text:p>593730</text:p>
          </table:table-cell>
          <table:table-cell office:value-type="float" office:value="9">
            <text:p>9</text:p>
          </table:table-cell>
          <table:table-cell office:value-type="float" office:value="292.613029956818">
            <text:p>292.6130299568</text:p>
          </table:table-cell>
          <table:table-cell office:value-type="float" office:value="0.127985">
            <text:p>0.12798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66787">
            <text:p>266787</text:p>
          </table:table-cell>
        </table:table-row>
        <table:table-row table:style-name="ro1">
          <table:table-cell office:value-type="float" office:value="685098">
            <text:p>685098</text:p>
          </table:table-cell>
          <table:table-cell office:value-type="float" office:value="9">
            <text:p>9</text:p>
          </table:table-cell>
          <table:table-cell office:value-type="float" office:value="338.848202943802">
            <text:p>338.8482029438</text:p>
          </table:table-cell>
          <table:table-cell office:value-type="float" office:value="0.277648">
            <text:p>0.27764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07660">
            <text:p>307660</text:p>
          </table:table-cell>
        </table:table-row>
        <table:table-row table:style-name="ro1">
          <table:table-cell office:value-type="float" office:value="817623">
            <text:p>817623</text:p>
          </table:table-cell>
          <table:table-cell office:value-type="float" office:value="9">
            <text:p>9</text:p>
          </table:table-cell>
          <table:table-cell office:value-type="float" office:value="406.25143289566">
            <text:p>406.2514328957</text:p>
          </table:table-cell>
          <table:table-cell office:value-type="float" office:value="0.178085">
            <text:p>0.178085</text:p>
          </table:table-cell>
          <table:table-cell table:number-columns-repeated="4" office:value-type="float" office:value="0">
            <text:p>0</text:p>
          </table:table-cell>
          <table:table-cell office:value-type="float" office:value="367458">
            <text:p>367458</text:p>
          </table:table-cell>
        </table:table-row>
        <table:table-row table:style-name="ro1">
          <table:table-cell office:value-type="float" office:value="843060">
            <text:p>843060</text:p>
          </table:table-cell>
          <table:table-cell office:value-type="float" office:value="9">
            <text:p>9</text:p>
          </table:table-cell>
          <table:table-cell office:value-type="float" office:value="418.919258832932">
            <text:p>418.9192588329</text:p>
          </table:table-cell>
          <table:table-cell office:value-type="float" office:value="0.208631">
            <text:p>0.208631</text:p>
          </table:table-cell>
          <table:table-cell table:number-columns-repeated="4" office:value-type="float" office:value="0">
            <text:p>0</text:p>
          </table:table-cell>
          <table:table-cell office:value-type="float" office:value="378903">
            <text:p>378903</text:p>
          </table:table-cell>
        </table:table-row>
        <table:table-row table:style-name="ro1">
          <table:table-cell office:value-type="float" office:value="916790">
            <text:p>916790</text:p>
          </table:table-cell>
          <table:table-cell office:value-type="float" office:value="9">
            <text:p>9</text:p>
          </table:table-cell>
          <table:table-cell office:value-type="float" office:value="461.841148853302">
            <text:p>461.8411488533</text:p>
          </table:table-cell>
          <table:table-cell office:value-type="float" office:value="1.010316">
            <text:p>1.01031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11967">
            <text:p>411967</text:p>
          </table:table-cell>
        </table:table-row>
        <table:table-row table:style-name="ro1">
          <table:table-cell office:value-type="float" office:value="931238">
            <text:p>931238</text:p>
          </table:table-cell>
          <table:table-cell office:value-type="float" office:value="9">
            <text:p>9</text:p>
          </table:table-cell>
          <table:table-cell office:value-type="float" office:value="471.2622859478">
            <text:p>471.2622859478</text:p>
          </table:table-cell>
          <table:table-cell office:value-type="float" office:value="1.03332">
            <text:p>1.0333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18475">
            <text:p>418475</text:p>
          </table:table-cell>
        </table:table-row>
        <table:table-row table:style-name="ro1">
          <table:table-cell office:value-type="float" office:value="982509">
            <text:p>982509</text:p>
          </table:table-cell>
          <table:table-cell office:value-type="float" office:value="9">
            <text:p>9</text:p>
          </table:table-cell>
          <table:table-cell office:value-type="float" office:value="499.1014149189">
            <text:p>499.1014149189</text:p>
          </table:table-cell>
          <table:table-cell office:value-type="float" office:value="0.211471">
            <text:p>0.211471</text:p>
          </table:table-cell>
          <table:table-cell table:number-columns-repeated="4" office:value-type="float" office:value="0">
            <text:p>0</text:p>
          </table:table-cell>
          <table:table-cell office:value-type="float" office:value="441482">
            <text:p>441482</text:p>
          </table:table-cell>
        </table:table-row>
        <table:table-row table:style-name="ro1">
          <table:table-cell office:value-type="float" office:value="1220591">
            <text:p>1220591</text:p>
          </table:table-cell>
          <table:table-cell office:value-type="float" office:value="9">
            <text:p>9</text:p>
          </table:table-cell>
          <table:table-cell office:value-type="float" office:value="642.708954811096">
            <text:p>642.7089548111</text:p>
          </table:table-cell>
          <table:table-cell office:value-type="float" office:value="0.270066">
            <text:p>0.27006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9096">
            <text:p>549096</text:p>
          </table:table-cell>
        </table:table-row>
        <table:table-row table:style-name="ro1">
          <table:table-cell office:value-type="float" office:value="1231285">
            <text:p>1231285</text:p>
          </table:table-cell>
          <table:table-cell office:value-type="float" office:value="9">
            <text:p>9</text:p>
          </table:table-cell>
          <table:table-cell office:value-type="float" office:value="648.122691869736">
            <text:p>648.1226918697</text:p>
          </table:table-cell>
          <table:table-cell office:value-type="float" office:value="0.231587">
            <text:p>0.231587</text:p>
          </table:table-cell>
          <table:table-cell table:number-columns-repeated="4" office:value-type="float" office:value="0">
            <text:p>0</text:p>
          </table:table-cell>
          <table:table-cell office:value-type="float" office:value="553824">
            <text:p>553824</text:p>
          </table:table-cell>
        </table:table-row>
        <table:table-row table:style-name="ro1">
          <table:table-cell office:value-type="float" office:value="1232092">
            <text:p>1232092</text:p>
          </table:table-cell>
          <table:table-cell office:value-type="float" office:value="9">
            <text:p>9</text:p>
          </table:table-cell>
          <table:table-cell office:value-type="float" office:value="648.508666038513">
            <text:p>648.5086660385</text:p>
          </table:table-cell>
          <table:table-cell office:value-type="float" office:value="0.218129">
            <text:p>0.218129</text:p>
          </table:table-cell>
          <table:table-cell table:number-columns-repeated="4" office:value-type="float" office:value="0">
            <text:p>0</text:p>
          </table:table-cell>
          <table:table-cell office:value-type="float" office:value="554175">
            <text:p>554175</text:p>
          </table:table-cell>
        </table:table-row>
        <table:table-row table:style-name="ro1">
          <table:table-cell office:value-type="float" office:value="1244880">
            <text:p>1244880</text:p>
          </table:table-cell>
          <table:table-cell office:value-type="float" office:value="9">
            <text:p>9</text:p>
          </table:table-cell>
          <table:table-cell office:value-type="float" office:value="655.264533042908">
            <text:p>655.2645330429</text:p>
          </table:table-cell>
          <table:table-cell office:value-type="float" office:value="0.221475">
            <text:p>0.221475</text:p>
          </table:table-cell>
          <table:table-cell table:number-columns-repeated="4" office:value-type="float" office:value="0">
            <text:p>0</text:p>
          </table:table-cell>
          <table:table-cell office:value-type="float" office:value="559970">
            <text:p>559970</text:p>
          </table:table-cell>
        </table:table-row>
        <table:table-row table:style-name="ro1">
          <table:table-cell office:value-type="float" office:value="1456352">
            <text:p>1456352</text:p>
          </table:table-cell>
          <table:table-cell office:value-type="float" office:value="9">
            <text:p>9</text:p>
          </table:table-cell>
          <table:table-cell office:value-type="float" office:value="809.5811419487">
            <text:p>809.5811419487</text:p>
          </table:table-cell>
          <table:table-cell office:value-type="float" office:value="0.26254">
            <text:p>0.2625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55120">
            <text:p>655120</text:p>
          </table:table-cell>
        </table:table-row>
        <table:table-row table:style-name="ro1">
          <table:table-cell office:value-type="float" office:value="1460260">
            <text:p>1460260</text:p>
          </table:table-cell>
          <table:table-cell office:value-type="float" office:value="9">
            <text:p>9</text:p>
          </table:table-cell>
          <table:table-cell office:value-type="float" office:value="812.421643018723">
            <text:p>812.4216430187</text:p>
          </table:table-cell>
          <table:table-cell office:value-type="float" office:value="0.334267">
            <text:p>0.3342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56915">
            <text:p>656915</text:p>
          </table:table-cell>
        </table:table-row>
        <table:table-row table:style-name="ro1">
          <table:table-cell office:value-type="float" office:value="1592896">
            <text:p>1592896</text:p>
          </table:table-cell>
          <table:table-cell office:value-type="float" office:value="9">
            <text:p>9</text:p>
          </table:table-cell>
          <table:table-cell office:value-type="float" office:value="947.090636014938">
            <text:p>947.0906360149</text:p>
          </table:table-cell>
          <table:table-cell office:value-type="float" office:value="0.257235">
            <text:p>0.257235</text:p>
          </table:table-cell>
          <table:table-cell table:number-columns-repeated="4" office:value-type="float" office:value="0">
            <text:p>0</text:p>
          </table:table-cell>
          <table:table-cell office:value-type="float" office:value="716766">
            <text:p>716766</text:p>
          </table:table-cell>
        </table:table-row>
        <table:table-row table:style-name="ro1">
          <table:table-cell office:value-type="float" office:value="1771129">
            <text:p>1771129</text:p>
          </table:table-cell>
          <table:table-cell office:value-type="float" office:value="9">
            <text:p>9</text:p>
          </table:table-cell>
          <table:table-cell office:value-type="float" office:value="1071.69798994064">
            <text:p>1071.6979899407</text:p>
          </table:table-cell>
          <table:table-cell office:value-type="float" office:value="2.254135">
            <text:p>2.25413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96713">
            <text:p>796713</text:p>
          </table:table-cell>
        </table:table-row>
        <table:table-row table:style-name="ro1">
          <table:table-cell office:value-type="float" office:value="1818121">
            <text:p>1818121</text:p>
          </table:table-cell>
          <table:table-cell office:value-type="float" office:value="9">
            <text:p>9</text:p>
          </table:table-cell>
          <table:table-cell office:value-type="float" office:value="1106.11271500587">
            <text:p>1106.1127150059</text:p>
          </table:table-cell>
          <table:table-cell office:value-type="float" office:value="1.869929">
            <text:p>1.869929</text:p>
          </table:table-cell>
          <table:table-cell table:number-columns-repeated="4" office:value-type="float" office:value="0">
            <text:p>0</text:p>
          </table:table-cell>
          <table:table-cell office:value-type="float" office:value="817811">
            <text:p>817811</text:p>
          </table:table-cell>
        </table:table-row>
        <table:table-row table:style-name="ro1">
          <table:table-cell office:value-type="float" office:value="2130838">
            <text:p>2130838</text:p>
          </table:table-cell>
          <table:table-cell office:value-type="float" office:value="9">
            <text:p>9</text:p>
          </table:table-cell>
          <table:table-cell office:value-type="float" office:value="1343.22738981247">
            <text:p>1343.2273898125</text:p>
          </table:table-cell>
          <table:table-cell office:value-type="float" office:value="0.335189">
            <text:p>0.335189</text:p>
          </table:table-cell>
          <table:table-cell table:number-columns-repeated="4" office:value-type="float" office:value="0">
            <text:p>0</text:p>
          </table:table-cell>
          <table:table-cell office:value-type="float" office:value="958595">
            <text:p>958595</text:p>
          </table:table-cell>
        </table:table-row>
        <table:table-row table:style-name="ro1">
          <table:table-cell office:value-type="float" office:value="2152831">
            <text:p>2152831</text:p>
          </table:table-cell>
          <table:table-cell office:value-type="float" office:value="9">
            <text:p>9</text:p>
          </table:table-cell>
          <table:table-cell office:value-type="float" office:value="1357.28166294098">
            <text:p>1357.281662941</text:p>
          </table:table-cell>
          <table:table-cell office:value-type="float" office:value="0.375019">
            <text:p>0.375019</text:p>
          </table:table-cell>
          <table:table-cell table:number-columns-repeated="4" office:value-type="float" office:value="0">
            <text:p>0</text:p>
          </table:table-cell>
          <table:table-cell office:value-type="float" office:value="968458">
            <text:p>968458</text:p>
          </table:table-cell>
        </table:table-row>
        <table:table-row table:style-name="ro1">
          <table:table-cell office:value-type="float" office:value="2259156">
            <text:p>2259156</text:p>
          </table:table-cell>
          <table:table-cell office:value-type="float" office:value="9">
            <text:p>9</text:p>
          </table:table-cell>
          <table:table-cell office:value-type="float" office:value="1441.4547598362">
            <text:p>1441.4547598362</text:p>
          </table:table-cell>
          <table:table-cell office:value-type="float" office:value="2.463886">
            <text:p>2.46388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16213">
            <text:p>1016213</text:p>
          </table:table-cell>
        </table:table-row>
        <table:table-row table:style-name="ro1">
          <table:table-cell office:value-type="float" office:value="2271216">
            <text:p>2271216</text:p>
          </table:table-cell>
          <table:table-cell office:value-type="float" office:value="9">
            <text:p>9</text:p>
          </table:table-cell>
          <table:table-cell office:value-type="float" office:value="1450.14744997025">
            <text:p>1450.1474499703</text:p>
          </table:table-cell>
          <table:table-cell office:value-type="float" office:value="2.470484">
            <text:p>2.47048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1635">
            <text:p>1021635</text:p>
          </table:table-cell>
        </table:table-row>
        <table:table-row table:style-name="ro1">
          <table:table-cell office:value-type="float" office:value="2437164">
            <text:p>2437164</text:p>
          </table:table-cell>
          <table:table-cell office:value-type="float" office:value="9">
            <text:p>9</text:p>
          </table:table-cell>
          <table:table-cell office:value-type="float" office:value="1573.99661588669">
            <text:p>1573.9966158867</text:p>
          </table:table-cell>
          <table:table-cell office:value-type="float" office:value="2.52804">
            <text:p>2.52804</text:p>
          </table:table-cell>
          <table:table-cell table:number-columns-repeated="4" office:value-type="float" office:value="0">
            <text:p>0</text:p>
          </table:table-cell>
          <table:table-cell office:value-type="float" office:value="1096394">
            <text:p>1096394</text:p>
          </table:table-cell>
        </table:table-row>
        <table:table-row table:style-name="ro1">
          <table:table-cell office:value-type="float" office:value="2525562">
            <text:p>2525562</text:p>
          </table:table-cell>
          <table:table-cell office:value-type="float" office:value="9">
            <text:p>9</text:p>
          </table:table-cell>
          <table:table-cell office:value-type="float" office:value="1630.54176902771">
            <text:p>1630.5417690277</text:p>
          </table:table-cell>
          <table:table-cell office:value-type="float" office:value="0.40734">
            <text:p>0.40734</text:p>
          </table:table-cell>
          <table:table-cell table:number-columns-repeated="4" office:value-type="float" office:value="0">
            <text:p>0</text:p>
          </table:table-cell>
          <table:table-cell office:value-type="float" office:value="1136461">
            <text:p>1136461</text:p>
          </table:table-cell>
        </table:table-row>
        <table:table-row table:style-name="ro1">
          <table:table-cell office:value-type="float" office:value="2602764">
            <text:p>2602764</text:p>
          </table:table-cell>
          <table:table-cell office:value-type="float" office:value="9">
            <text:p>9</text:p>
          </table:table-cell>
          <table:table-cell office:value-type="float" office:value="1700.79958701134">
            <text:p>1700.7995870113</text:p>
          </table:table-cell>
          <table:table-cell office:value-type="float" office:value="2.728718">
            <text:p>2.72871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171177">
            <text:p>11711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19T17:54:38</dc:date>
    <meta:document-statistic meta:table-count="1" meta:cell-count="395" meta:object-count="1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701cm" svg:height="20.151cm" xlink:href=".." xlink:type="simple" chart:class="chart:line" chart:style-name="ch1">
        <chart:legend chart:legend-position="end" svg:x="34.278cm" svg:y="9.776cm" style:legend-expansion="high" chart:style-name="ch2"/>
        <chart:plot-area chart:style-name="ch3" table:cell-range-address="Sheet1.D1:Sheet1.D44" chart:data-source-has-labels="row" svg:x="1.164cm" svg:y="1.747cm" svg:width="31.686cm" svg:height="17.581cm">
          <chartooo:coordinate-region svg:x="1.891cm" svg:y="1.946cm" svg:width="30.773cm" svg:height="16.7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4" chart:label-cell-address="Sheet1.D1:Sheet1.D1" chart:class="chart:line">
            <chart:data-point chart:repeated="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7855">
                <text:p>0.117855</text:p>
                <draw:g>
                  <svg:desc>Sheet1.D2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5322">
                <text:p>0.1353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4274">
                <text:p>0.184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632">
                <text:p>0.06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2799">
                <text:p>0.072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7044">
                <text:p>0.217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1924">
                <text:p>0.3119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2246">
                <text:p>0.2422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66">
                <text:p>0.2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9245">
                <text:p>0.259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8803">
                <text:p>0.3988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9652">
                <text:p>0.309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0078">
                <text:p>0.2800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0164">
                <text:p>0.080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7714">
                <text:p>0.087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7718">
                <text:p>0.0877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3081">
                <text:p>0.1030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1584">
                <text:p>0.111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8216">
                <text:p>0.1382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2003">
                <text:p>0.1320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7985">
                <text:p>0.1279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7648">
                <text:p>0.2776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8085">
                <text:p>0.1780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8631">
                <text:p>0.2086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10316">
                <text:p>1.0103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3332">
                <text:p>1.033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1471">
                <text:p>0.2114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0066">
                <text:p>0.2700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1587">
                <text:p>0.231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8129">
                <text:p>0.218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21475">
                <text:p>0.2214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254">
                <text:p>0.262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4267">
                <text:p>0.3342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7235">
                <text:p>0.257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54135">
                <text:p>2.2541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69929">
                <text:p>1.8699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5189">
                <text:p>0.3351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5019">
                <text:p>0.3750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463886">
                <text:p>2.4638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70484">
                <text:p>2.4704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2804">
                <text:p>2.528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734">
                <text:p>0.40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728718">
                <text:p>2.728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